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svg:font-family="'Open Sans',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officeooo:rsid="0012fcf9" officeooo:paragraph-rsid="0012fcf9" style:font-size-asian="12pt" style:font-size-complex="12pt"/>
    </style:style>
    <style:style style:name="P2" style:family="paragraph" style:parent-style-name="Standard">
      <style:text-properties officeooo:paragraph-rsid="0014ee37"/>
    </style:style>
    <style:style style:name="P3" style:family="paragraph" style:parent-style-name="Standard">
      <style:paragraph-properties fo:line-height="200%"/>
      <style:text-properties officeooo:paragraph-rsid="002f5b25"/>
    </style:style>
    <style:style style:name="P4" style:family="paragraph" style:parent-style-name="Standard">
      <style:paragraph-properties fo:line-height="200%"/>
      <style:text-properties officeooo:rsid="00331982" officeooo:paragraph-rsid="00331982"/>
    </style:style>
    <style:style style:name="P5" style:family="paragraph" style:parent-style-name="Standard">
      <style:paragraph-properties fo:line-height="200%"/>
      <style:text-properties officeooo:rsid="003434d4" officeooo:paragraph-rsid="003434d4"/>
    </style:style>
    <style:style style:name="P6" style:family="paragraph" style:parent-style-name="Standard">
      <style:text-properties style:font-name="Liberation Serif" fo:font-size="12pt" officeooo:rsid="000838b3" officeooo:paragraph-rsid="000838b3" style:font-size-asian="12pt" style:font-size-complex="12pt"/>
    </style:style>
    <style:style style:name="P7" style:family="paragraph" style:parent-style-name="Standard">
      <style:text-properties style:font-name="Liberation Serif" fo:font-size="12pt" officeooo:rsid="001d5b49" officeooo:paragraph-rsid="001d5b49" style:font-size-asian="12pt" style:font-size-complex="12pt"/>
    </style:style>
    <style:style style:name="P8" style:family="paragraph" style:parent-style-name="Standard">
      <style:text-properties style:font-name="Liberation Serif" fo:font-size="12pt" officeooo:rsid="001bb32e" officeooo:paragraph-rsid="001bb32e" style:font-size-asian="12pt" style:font-size-complex="12pt"/>
    </style:style>
    <style:style style:name="P9" style:family="paragraph" style:parent-style-name="Standard">
      <style:text-properties style:font-name="Liberation Serif" fo:font-size="12pt" officeooo:paragraph-rsid="000b9138" style:font-size-asian="12pt" style:font-size-complex="12pt"/>
    </style:style>
    <style:style style:name="P10" style:family="paragraph" style:parent-style-name="Standard">
      <style:text-properties style:font-name="Liberation Serif" fo:font-size="12pt" officeooo:rsid="000b9138" officeooo:paragraph-rsid="000b9138" style:font-size-asian="12pt" style:font-size-complex="12pt"/>
    </style:style>
    <style:style style:name="P11" style:family="paragraph" style:parent-style-name="Standard">
      <style:text-properties style:font-name="Liberation Serif" fo:font-size="12pt" officeooo:rsid="000de92d" officeooo:paragraph-rsid="000a1a5b" style:font-size-asian="12pt" style:font-size-complex="12pt"/>
    </style:style>
    <style:style style:name="P12" style:family="paragraph" style:parent-style-name="Standard">
      <style:text-properties style:font-name="Liberation Serif" fo:font-size="12pt" officeooo:rsid="000de92d" officeooo:paragraph-rsid="000de92d" style:font-size-asian="12pt" style:font-size-complex="12pt"/>
    </style:style>
    <style:style style:name="P13" style:family="paragraph" style:parent-style-name="Standard">
      <style:text-properties style:font-name="Liberation Serif" fo:font-size="12pt" officeooo:rsid="0006c3f5" officeooo:paragraph-rsid="0006c3f5" style:font-size-asian="12pt" style:font-size-complex="12pt"/>
    </style:style>
    <style:style style:name="P14" style:family="paragraph" style:parent-style-name="Standard">
      <style:text-properties style:font-name="Liberation Serif" fo:font-size="12pt" officeooo:rsid="000e32f8" officeooo:paragraph-rsid="000e32f8" style:font-size-asian="12pt" style:font-size-complex="12pt"/>
    </style:style>
    <style:style style:name="P15" style:family="paragraph" style:parent-style-name="Standard">
      <style:text-properties style:font-name="Liberation Serif" fo:font-size="12pt" officeooo:rsid="000fda87" officeooo:paragraph-rsid="000fda87" style:font-size-asian="12pt" style:font-size-complex="12pt"/>
    </style:style>
    <style:style style:name="P16" style:family="paragraph" style:parent-style-name="Standard">
      <style:text-properties style:font-name="Liberation Serif" fo:font-size="12pt" officeooo:rsid="0012fcf9" officeooo:paragraph-rsid="0012fcf9" style:font-size-asian="12pt" style:font-size-complex="12pt"/>
    </style:style>
    <style:style style:name="P17" style:family="paragraph" style:parent-style-name="Standard">
      <style:text-properties style:font-name="Liberation Serif" fo:font-size="12pt" officeooo:rsid="001e03ad" officeooo:paragraph-rsid="001e03ad" style:font-size-asian="12pt" style:font-size-complex="12pt"/>
    </style:style>
    <style:style style:name="P18" style:family="paragraph" style:parent-style-name="Standard">
      <style:text-properties style:font-name="Liberation Serif" fo:font-size="12pt" officeooo:paragraph-rsid="0014ee37" style:font-size-asian="12pt" style:font-size-complex="12pt"/>
    </style:style>
    <style:style style:name="P19" style:family="paragraph" style:parent-style-name="Standard">
      <style:text-properties style:font-name="Liberation Serif" fo:font-size="12pt" officeooo:rsid="0014ee37" officeooo:paragraph-rsid="0014ee37" style:font-size-asian="12pt" style:font-size-complex="12pt"/>
    </style:style>
    <style:style style:name="P20" style:family="paragraph" style:parent-style-name="Standard">
      <style:text-properties style:font-name="Liberation Serif" fo:font-size="12pt" officeooo:rsid="00164b54" officeooo:paragraph-rsid="00164b54" style:font-size-asian="12pt" style:font-size-complex="12pt"/>
    </style:style>
    <style:style style:name="P21" style:family="paragraph" style:parent-style-name="Standard">
      <style:text-properties style:font-name="Liberation Serif" fo:font-size="12pt" officeooo:rsid="00180b93" officeooo:paragraph-rsid="00180b93" style:font-size-asian="12pt" style:font-size-complex="12pt"/>
    </style:style>
    <style:style style:name="P22" style:family="paragraph" style:parent-style-name="Standard">
      <style:paragraph-properties fo:line-height="200%"/>
      <style:text-properties style:font-name="Liberation Serif" fo:font-size="12pt" officeooo:paragraph-rsid="00331982" style:font-size-asian="12pt" style:font-size-complex="12pt"/>
    </style:style>
    <style:style style:name="P23" style:family="paragraph" style:parent-style-name="Standard">
      <style:paragraph-properties fo:line-height="200%"/>
      <style:text-properties style:font-name="Liberation Serif" fo:font-size="12pt" officeooo:paragraph-rsid="002ae5c7" style:font-size-asian="12pt" style:font-size-complex="12pt"/>
    </style:style>
    <style:style style:name="P24" style:family="paragraph" style:parent-style-name="Standard">
      <style:paragraph-properties fo:line-height="200%"/>
      <style:text-properties style:font-name="Liberation Serif" fo:font-size="12pt" officeooo:paragraph-rsid="002f5b25" style:font-size-asian="12pt" style:font-size-complex="12pt"/>
    </style:style>
    <style:style style:name="P25" style:family="paragraph" style:parent-style-name="Standard">
      <style:paragraph-properties fo:line-height="200%"/>
      <style:text-properties style:font-name="Liberation Serif" fo:font-size="12pt" officeooo:rsid="00331982" officeooo:paragraph-rsid="00331982" style:font-size-asian="12pt" style:font-size-complex="12pt"/>
    </style:style>
    <style:style style:name="P26" style:family="paragraph" style:parent-style-name="Standard">
      <style:paragraph-properties fo:line-height="200%"/>
      <style:text-properties style:font-name="Liberation Serif" fo:font-size="12pt" officeooo:rsid="003434d4" officeooo:paragraph-rsid="003434d4" style:font-size-asian="12pt" style:font-size-complex="12pt"/>
    </style:style>
    <style:style style:name="P27" style:family="paragraph" style:parent-style-name="Standard">
      <style:paragraph-properties fo:line-height="200%"/>
      <style:text-properties style:font-name="Liberation Serif" fo:font-size="12pt" officeooo:rsid="003539c9" officeooo:paragraph-rsid="00367302" style:font-size-asian="12pt" style:font-size-complex="12pt"/>
    </style:style>
    <style:style style:name="P28" style:family="paragraph" style:parent-style-name="Standard">
      <style:paragraph-properties fo:line-height="200%"/>
      <style:text-properties style:font-name="Liberation Serif" fo:font-size="12pt" officeooo:rsid="00367302" officeooo:paragraph-rsid="00367302" style:font-size-asian="12pt" style:font-size-complex="12pt"/>
    </style:style>
    <style:style style:name="T1" style:family="text">
      <style:text-properties officeooo:rsid="000a1a5b"/>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0a1a5b"/>
    </style:style>
    <style:style style:name="T4" style:family="text">
      <style:text-properties fo:font-variant="normal" fo:text-transform="none" fo:color="#333333" fo:letter-spacing="normal" fo:font-style="normal" fo:font-weight="normal" officeooo:rsid="000b9138"/>
    </style:style>
    <style:style style:name="T5" style:family="text">
      <style:text-properties fo:font-variant="normal" fo:text-transform="none" fo:color="#000000" style:font-name="Arial" fo:font-size="7.5pt" fo:letter-spacing="normal" fo:font-style="normal" fo:font-weight="normal"/>
    </style:style>
    <style:style style:name="T6" style:family="text">
      <style:text-properties fo:font-variant="normal" fo:text-transform="none" fo:color="#000000" style:font-name="Arial" fo:font-size="7.5pt" fo:letter-spacing="normal" fo:font-style="normal" fo:font-weight="normal" officeooo:rsid="000de92d"/>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ae5c7"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bdb12"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cf154"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2e29ba"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2f5b25"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30a9aa"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3539c9"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67302" style:font-size-asian="12pt" style:font-size-complex="12pt"/>
    </style:style>
    <style:style style:name="T16" style:family="text">
      <style:text-properties fo:font-variant="normal" fo:text-transform="none" fo:color="#000000" style:font-name="Liberation Serif" fo:letter-spacing="normal" fo:font-style="normal" fo:font-weight="normal"/>
    </style:style>
    <style:style style:name="T17" style:family="text">
      <style:text-properties fo:font-variant="normal" fo:text-transform="none" fo:color="#000000" style:font-name="Liberation Serif" fo:letter-spacing="normal" fo:font-style="normal" fo:font-weight="normal" officeooo:rsid="003539c9"/>
    </style:style>
    <style:style style:name="T18" style:family="text">
      <style:text-properties fo:font-variant="normal" fo:text-transform="none" fo:color="#000000" style:font-name="Liberation Serif" fo:letter-spacing="normal" fo:font-style="normal" fo:font-weight="normal" officeooo:rsid="002ae5c7"/>
    </style:style>
    <style:style style:name="T19" style:family="text">
      <style:text-properties fo:font-variant="normal" fo:text-transform="none" fo:color="#000000" style:font-name="Liberation Serif" fo:letter-spacing="normal" fo:font-style="normal" fo:font-weight="normal" officeooo:rsid="002bdb12"/>
    </style:style>
    <style:style style:name="T20" style:family="text">
      <style:text-properties fo:font-variant="normal" fo:text-transform="none" fo:color="#000000" style:font-name="Liberation Serif" fo:letter-spacing="normal" fo:font-style="normal" fo:font-weight="normal" officeooo:rsid="002f5b25"/>
    </style:style>
    <style:style style:name="T21" style:family="text">
      <style:text-properties fo:font-variant="normal" fo:text-transform="none" fo:color="#000000" style:font-name="Liberation Serif" fo:letter-spacing="normal" fo:font-style="normal" fo:font-weight="normal" officeooo:rsid="002e29ba"/>
    </style:style>
    <style:style style:name="T22" style:family="text">
      <style:text-properties fo:font-variant="normal" fo:text-transform="none" fo:color="#000000" style:font-name="Liberation Serif" fo:letter-spacing="normal" fo:font-style="normal" fo:font-weight="normal" officeooo:rsid="002cf154"/>
    </style:style>
    <style:style style:name="T23" style:family="text">
      <style:text-properties fo:font-variant="normal" fo:text-transform="none" fo:color="#000000" style:font-name="Liberation Serif" fo:letter-spacing="normal" fo:font-style="normal" fo:font-weight="normal" officeooo:rsid="0030a9aa"/>
    </style:style>
    <style:style style:name="T24" style:family="text">
      <style:text-properties fo:font-variant="normal" fo:text-transform="none" fo:color="#000000" fo:font-size="7.5pt" fo:letter-spacing="normal" fo:font-style="normal" fo:font-weight="normal"/>
    </style:style>
    <style:style style:name="T25" style:family="text">
      <style:text-properties fo:font-variant="normal" fo:text-transform="none" fo:color="#000000" fo:font-size="7.5pt" fo:letter-spacing="normal" fo:font-style="normal" fo:font-weight="normal" officeooo:rsid="000de92d"/>
    </style:style>
    <style:style style:name="T26" style:family="text">
      <style:text-properties fo:font-variant="normal" fo:text-transform="none" fo:color="#000000" fo:font-size="12pt" fo:letter-spacing="normal" fo:font-style="normal" fo:font-weight="normal" style:font-size-asian="12pt" style:font-size-complex="12pt"/>
    </style:style>
    <style:style style:name="T27" style:family="text">
      <style:text-properties fo:font-variant="normal" fo:text-transform="none" fo:color="#000000" fo:font-size="12pt" fo:letter-spacing="normal" fo:font-style="normal" fo:font-weight="normal" officeooo:rsid="003539c9" style:font-size-asian="12pt" style:font-size-complex="12pt"/>
    </style:style>
    <style:style style:name="T28" style:family="text">
      <style:text-properties fo:font-variant="normal" fo:text-transform="none" fo:color="#000000" fo:font-size="12pt" fo:letter-spacing="normal" fo:font-style="normal" fo:font-weight="normal" officeooo:rsid="002ae5c7" style:font-size-asian="12pt" style:font-size-complex="12pt"/>
    </style:style>
    <style:style style:name="T29" style:family="text">
      <style:text-properties fo:font-variant="normal" fo:text-transform="none" fo:color="#000000" fo:font-size="12pt" fo:letter-spacing="normal" fo:font-style="normal" fo:font-weight="normal" officeooo:rsid="002bdb12" style:font-size-asian="12pt" style:font-size-complex="12pt"/>
    </style:style>
    <style:style style:name="T30" style:family="text">
      <style:text-properties fo:font-variant="normal" fo:text-transform="none" fo:color="#000000" fo:font-size="12pt" fo:letter-spacing="normal" fo:font-style="normal" fo:font-weight="normal" officeooo:rsid="002f5b25" style:font-size-asian="12pt" style:font-size-complex="12pt"/>
    </style:style>
    <style:style style:name="T31" style:family="text">
      <style:text-properties fo:font-variant="normal" fo:text-transform="none" fo:color="#000000" fo:font-size="12pt" fo:letter-spacing="normal" fo:font-style="normal" fo:font-weight="normal" officeooo:rsid="002e29ba" style:font-size-asian="12pt" style:font-size-complex="12pt"/>
    </style:style>
    <style:style style:name="T32" style:family="text">
      <style:text-properties fo:font-variant="normal" fo:text-transform="none" fo:color="#000000" fo:font-size="12pt" fo:letter-spacing="normal" fo:font-style="normal" fo:font-weight="normal" officeooo:rsid="002cf154" style:font-size-asian="12pt" style:font-size-complex="12pt"/>
    </style:style>
    <style:style style:name="T33" style:family="text">
      <style:text-properties fo:font-variant="normal" fo:text-transform="none" fo:color="#000000" fo:font-size="12pt" fo:letter-spacing="normal" fo:font-style="normal" fo:font-weight="normal" officeooo:rsid="0030a9aa" style:font-size-asian="12pt" style:font-size-complex="12pt"/>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officeooo:rsid="000de92d"/>
    </style:style>
    <style:style style:name="T36" style:family="text">
      <style:text-properties fo:font-variant="normal" fo:text-transform="none" fo:color="#000000" fo:letter-spacing="normal" fo:font-style="normal" fo:font-weight="normal" officeooo:rsid="0030a9aa"/>
    </style:style>
    <style:style style:name="T37" style:family="text">
      <style:text-properties fo:font-variant="normal" fo:text-transform="none" fo:color="#003580" style:text-line-through-style="none" style:text-line-through-type="none" style:font-name="Arial" fo:font-size="7.5pt" fo:letter-spacing="normal" fo:font-style="normal" style:text-underline-style="none" fo:font-weight="normal" style:text-blinking="false" fo:padding="0cm" fo:border="none"/>
    </style:style>
    <style:style style:name="T38" style:family="text">
      <style:text-properties fo:font-variant="normal" fo:text-transform="none" fo:color="#003580" style:text-line-through-style="none" style:text-line-through-type="none" fo:font-size="7.5pt" fo:letter-spacing="normal" fo:font-style="normal" style:text-underline-style="none" fo:font-weight="normal" style:text-blinking="false" fo:padding="0cm" fo:border="none"/>
    </style:style>
    <style:style style:name="T39" style:family="text">
      <style:text-properties fo:font-variant="normal" fo:text-transform="none" fo:color="#003580" style:text-line-through-style="none" style:text-line-through-type="none" fo:letter-spacing="normal" fo:font-style="normal" style:text-underline-style="none" fo:font-weight="normal" style:text-blinking="false" fo:padding="0cm" fo:border="none"/>
    </style:style>
    <style:style style:name="T40" style:family="text">
      <style:text-properties officeooo:rsid="000e32f8"/>
    </style:style>
    <style:style style:name="T41" style:family="text">
      <style:text-properties officeooo:rsid="001180f2"/>
    </style:style>
    <style:style style:name="T42" style:family="text">
      <style:text-properties officeooo:rsid="0014ee37"/>
    </style:style>
    <style:style style:name="T43" style:family="text">
      <style:text-properties style:font-name="Times New Roman" fo:font-size="12pt" style:font-size-asian="12pt" style:font-size-complex="12pt"/>
    </style:style>
    <style:style style:name="T44" style:family="text">
      <style:text-properties style:font-name="Times New Roman" fo:font-size="12pt" officeooo:rsid="0014ee37" style:font-size-asian="12pt" style:font-size-complex="12pt"/>
    </style:style>
    <style:style style:name="T45" style:family="text">
      <style:text-properties style:font-name="Times New Roman" fo:font-size="12pt" officeooo:rsid="001e03ad" style:font-size-asian="12pt" style:font-size-complex="12pt"/>
    </style:style>
    <style:style style:name="T46" style:family="text">
      <style:text-properties style:font-name="Times New Roman" fo:font-size="12pt" officeooo:rsid="001f76b1" style:font-size-asian="12pt" style:font-size-complex="12pt"/>
    </style:style>
    <style:style style:name="T47" style:family="text">
      <style:text-properties style:font-name="Times New Roman" fo:font-size="12pt" officeooo:rsid="002ac352" style:font-size-asian="12pt" style:font-size-complex="12pt"/>
    </style:style>
    <style:style style:name="T48" style:family="text">
      <style:text-properties style:font-name="Times New Roman" fo:font-size="12pt" officeooo:rsid="002bdb12" style:font-size-asian="12pt" style:font-size-complex="12pt"/>
    </style:style>
    <style:style style:name="T49" style:family="text">
      <style:text-properties style:font-name="Times New Roman" fo:font-size="12pt" officeooo:rsid="00331982" style:font-size-asian="12pt" style:font-size-complex="12pt"/>
    </style:style>
    <style:style style:name="T50" style:family="text">
      <style:text-properties style:font-name="Times New Roman" fo:font-size="12pt" officeooo:rsid="003434d4" style:font-size-asian="12pt" style:font-size-complex="12pt"/>
    </style:style>
    <style:style style:name="T51" style:family="text">
      <style:text-properties style:font-name="Times New Roman" fo:font-size="12pt" fo:font-weight="bold" officeooo:rsid="00271982" style:font-size-asian="12pt" style:font-weight-asian="bold" style:font-size-complex="12pt" style:font-weight-complex="bold"/>
    </style:style>
    <style:style style:name="T52" style:family="text">
      <style:text-properties style:font-name="Times New Roman" fo:font-size="12pt" fo:font-style="italic" style:font-size-asian="12pt" style:font-style-asian="italic" style:font-size-complex="12pt" style:font-style-complex="italic"/>
    </style:style>
    <style:style style:name="T53" style:family="text">
      <style:text-properties style:font-name="Times New Roman" fo:font-size="12pt" fo:font-style="italic" officeooo:rsid="003434d4" style:font-size-asian="12pt" style:font-style-asian="italic" style:font-size-complex="12pt" style:font-style-complex="italic"/>
    </style:style>
    <style:style style:name="T54" style:family="text">
      <style:text-properties style:font-name="Times New Roman" fo:font-size="12pt" fo:font-style="normal" style:font-size-asian="12pt" style:font-style-asian="normal" style:font-size-complex="12pt" style:font-style-complex="normal"/>
    </style:style>
    <style:style style:name="T55" style:family="text">
      <style:text-properties officeooo:rsid="0016387b"/>
    </style:style>
    <style:style style:name="T56" style:family="text">
      <style:text-properties officeooo:rsid="00180b93"/>
    </style:style>
    <style:style style:name="T57" style:family="text">
      <style:text-properties officeooo:rsid="001f76b1"/>
    </style:style>
    <style:style style:name="T58" style:family="text">
      <style:text-properties fo:font-weight="bold" officeooo:rsid="00271982" style:font-weight-asian="bold" style:font-weight-complex="bold"/>
    </style:style>
    <style:style style:name="T59" style:family="text">
      <style:text-properties officeooo:rsid="002ac352"/>
    </style:style>
    <style:style style:name="T60" style:family="text">
      <style:text-properties officeooo:rsid="002ae5c7"/>
    </style:style>
    <style:style style:name="T61" style:family="text">
      <style:text-properties style:font-name="Liberation Serif"/>
    </style:style>
    <style:style style:name="T62" style:family="text">
      <style:text-properties style:font-name="Liberation Serif" officeooo:rsid="002ae5c7"/>
    </style:style>
    <style:style style:name="T63" style:family="text">
      <style:text-properties style:font-name="Liberation Serif" fo:font-size="12pt" style:font-size-asian="12pt" style:font-size-complex="12pt"/>
    </style:style>
    <style:style style:name="T64" style:family="text">
      <style:text-properties style:font-name="Liberation Serif" fo:font-size="12pt" officeooo:rsid="002ae5c7" style:font-size-asian="12pt" style:font-size-complex="12pt"/>
    </style:style>
    <style:style style:name="T65" style:family="text">
      <style:text-properties style:font-name="Liberation Serif" fo:font-size="12pt" officeooo:rsid="0014ee37" style:font-size-asian="12pt" style:font-size-complex="12pt"/>
    </style:style>
    <style:style style:name="T66" style:family="text">
      <style:text-properties style:font-name="Liberation Serif" fo:font-size="12pt" officeooo:rsid="003434d4" style:font-size-asian="12pt" style:font-size-complex="12pt"/>
    </style:style>
    <style:style style:name="T67" style:family="text">
      <style:text-properties style:font-name="Liberation Serif" fo:font-size="12pt" fo:font-style="italic" style:font-size-asian="12pt" style:font-style-asian="italic" style:font-size-complex="12pt" style:font-style-complex="italic"/>
    </style:style>
    <style:style style:name="T68" style:family="text">
      <style:text-properties style:font-name="Liberation Serif" fo:font-size="12pt" fo:font-style="italic" officeooo:rsid="003434d4" style:font-size-asian="12pt" style:font-style-asian="italic" style:font-size-complex="12pt" style:font-style-complex="italic"/>
    </style:style>
    <style:style style:name="T69" style:family="text">
      <style:text-properties style:font-name="Liberation Serif" fo:font-size="12pt" fo:font-style="normal" style:font-size-asian="12pt" style:font-style-asian="normal" style:font-size-complex="12pt" style:font-style-complex="normal"/>
    </style:style>
    <style:style style:name="T70" style:family="text">
      <style:text-properties style:font-name="Liberation Serif" officeooo:rsid="0014ee37"/>
    </style:style>
    <style:style style:name="T71" style:family="text">
      <style:text-properties style:font-name="Liberation Serif" fo:font-style="italic" style:font-style-asian="italic" style:font-style-complex="italic"/>
    </style:style>
    <style:style style:name="T72" style:family="text">
      <style:text-properties style:font-name="Liberation Serif" fo:font-style="italic" officeooo:rsid="003434d4" style:font-style-asian="italic" style:font-style-complex="italic"/>
    </style:style>
    <style:style style:name="T73" style:family="text">
      <style:text-properties style:font-name="Liberation Serif" officeooo:rsid="003434d4"/>
    </style:style>
    <style:style style:name="T74" style:family="text">
      <style:text-properties style:font-name="Liberation Serif" fo:font-style="normal" style:font-style-asian="normal" style:font-style-complex="normal"/>
    </style:style>
    <style:style style:name="T75" style:family="text">
      <style:text-properties fo:font-size="12pt" style:font-size-asian="12pt" style:font-size-complex="12pt"/>
    </style:style>
    <style:style style:name="T76" style:family="text">
      <style:text-properties fo:font-size="12pt" officeooo:rsid="0014ee37" style:font-size-asian="12pt" style:font-size-complex="12pt"/>
    </style:style>
    <style:style style:name="T77" style:family="text">
      <style:text-properties fo:font-size="12pt" officeooo:rsid="001e03ad" style:font-size-asian="12pt" style:font-size-complex="12pt"/>
    </style:style>
    <style:style style:name="T78" style:family="text">
      <style:text-properties fo:font-size="12pt" officeooo:rsid="001f76b1" style:font-size-asian="12pt" style:font-size-complex="12pt"/>
    </style:style>
    <style:style style:name="T79" style:family="text">
      <style:text-properties fo:font-size="12pt" officeooo:rsid="002bdb12" style:font-size-asian="12pt" style:font-size-complex="12pt"/>
    </style:style>
    <style:style style:name="T80" style:family="text">
      <style:text-properties fo:font-size="12pt" officeooo:rsid="00331982" style:font-size-asian="12pt" style:font-size-complex="12pt"/>
    </style:style>
    <style:style style:name="T81" style:family="text">
      <style:text-properties fo:font-size="12pt" officeooo:rsid="002ac352" style:font-size-asian="12pt" style:font-size-complex="12pt"/>
    </style:style>
    <style:style style:name="T82" style:family="text">
      <style:text-properties fo:font-size="12pt" officeooo:rsid="003434d4" style:font-size-asian="12pt" style:font-size-complex="12pt"/>
    </style:style>
    <style:style style:name="T83" style:family="text">
      <style:text-properties fo:font-size="12pt" fo:font-weight="bold" officeooo:rsid="00271982" style:font-size-asian="12pt" style:font-weight-asian="bold" style:font-size-complex="12pt" style:font-weight-complex="bold"/>
    </style:style>
    <style:style style:name="T84" style:family="text">
      <style:text-properties fo:font-size="12pt" fo:font-style="italic" style:font-size-asian="12pt" style:font-style-asian="italic" style:font-size-complex="12pt" style:font-style-complex="italic"/>
    </style:style>
    <style:style style:name="T85" style:family="text">
      <style:text-properties fo:font-size="12pt" fo:font-style="italic" officeooo:rsid="003434d4" style:font-size-asian="12pt" style:font-style-asian="italic" style:font-size-complex="12pt" style:font-style-complex="italic"/>
    </style:style>
    <style:style style:name="T86" style:family="text">
      <style:text-properties fo:font-size="12pt" fo:font-style="normal" style:font-size-asian="12pt" style:font-style-asian="normal" style:font-size-complex="12pt" style:font-style-complex="normal"/>
    </style:style>
    <style:style style:name="T87" style:family="text">
      <style:text-properties fo:color="#000000" style:font-name="Liberation Serif" fo:font-size="12pt" officeooo:rsid="002ae5c7" style:font-size-asian="12pt" style:font-size-complex="12pt"/>
    </style:style>
    <style:style style:name="T88" style:family="text">
      <style:text-properties fo:color="#000000" style:font-name="Liberation Serif" officeooo:rsid="002ae5c7"/>
    </style:style>
    <style:style style:name="T89" style:family="text">
      <style:text-properties fo:color="#000000" fo:font-size="12pt" officeooo:rsid="002ae5c7" style:font-size-asian="12pt" style:font-size-complex="12pt"/>
    </style:style>
    <style:style style:name="T90" style:family="text">
      <style:text-properties officeooo:rsid="002bdb12"/>
    </style:style>
    <style:style style:name="T91" style:family="text">
      <style:text-properties officeooo:rsid="00331982"/>
    </style:style>
    <style:style style:name="T92" style:family="text">
      <style:text-properties fo:font-style="italic" style:font-style-asian="italic" style:font-style-complex="italic"/>
    </style:style>
    <style:style style:name="T93" style:family="text">
      <style:text-properties fo:font-style="italic" officeooo:rsid="003434d4" style:font-style-asian="italic" style:font-style-complex="italic"/>
    </style:style>
    <style:style style:name="T94" style:family="text">
      <style:text-properties fo:font-style="italic" officeooo:rsid="00367302" style:font-style-asian="italic" style:font-style-complex="italic"/>
    </style:style>
    <style:style style:name="T95" style:family="text">
      <style:text-properties fo:font-style="normal" style:font-style-asian="normal" style:font-style-complex="normal"/>
    </style:style>
    <style:style style:name="T96" style:family="text">
      <style:text-properties officeooo:rsid="003434d4"/>
    </style:style>
    <style:style style:name="T97" style:family="text">
      <style:text-properties officeooo:rsid="00367302"/>
    </style:style>
    <style:style style:name="T98" style:family="text">
      <style:text-properties officeooo:rsid="001e03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ublic concerns:</text:p>
      <text:p text:style-name="P6"/>
      <text:p text:style-name="P6"/>
      <text:p text:style-name="P7">little accountability, jobs, AI distrust and uprising.</text:p>
      <text:p text:style-name="P8"/>
      <text:p text:style-name="P8"/>
      <text:p text:style-name="P9"><text:span text:style-name="T1">public are concerned about the “</text:span><text:span text:style-name="T2">intelligence explosion”. </text:span><text:span text:style-name="T3">Once machines become as smart as humans, they will be able to design other machines and improve themselves, using these improvements to make the process faster and faster at a rate human intelligence cannot match. This runaway intelligence is one of the public's concerns. </text:span><text:span text:style-name="T4">http://io9.gizmodo.com/can-we-build-an-artificial-superintelligence-that-wont-1501869007</text:span></text:p>
      <text:p text:style-name="P10"/>
      <text:p text:style-name="P10"><text:span text:style-name="T35">Jobs are a big public concern, dissuade people's fears over job loss. </text:span><text:span text:style-name="T34">More than 60 per cent fear that robots will lead to there being fewer jobs in the next ten years.</text:span><text:span text:style-name="T39">http://www.dailymail.co.uk/sciencetech/article-3487851/Do-fear-AI-taking-people-believe-computers-pose-threat-humanity-fear-ll-steal-jobs.html</text:span></text:p>
      <text:p text:style-name="P11"/>
      <text:p text:style-name="P12">Public also has trust issues, AI has spat out Irobot, and everyone is familiar with the prominence of computer bugs and imperfections <text:span text:style-name="T40">(White AI preferences)</text:span>. Trusting AI is a major public concern.</text:p>
      <text:p text:style-name="P13"/>
      <text:p text:style-name="P13">Researcher advice, continue to enable benefits, but address public concerns.</text:p>
      <text:p text:style-name="P13"/>
      <text:p text:style-name="P14">Researchers need to clarify with the public the state of AI, and the current applications (weak AI), sandboxed to small things, not a threat.</text:p>
      <text:p text:style-name="P14"/>
      <text:p text:style-name="P14">Researchers need to put more effort into discussing how to handle strong AI and instilling morals in AI so that they can assuage the public's fears brought on by statements by prominent people like Musk etc, and the TV shows where it all goes to hell.</text:p>
      <text:p text:style-name="P14"/>
      <text:p text:style-name="P15">Researchers need to understand their AI, the white preference is not something we should have, and it should be able to be justified by researchers, rather than attributing it to black box algorithms. <text:span text:style-name="T41">Need oversight.</text:span></text:p>
      <text:p text:style-name="P15"/>
      <text:p text:style-name="P1"><text:span text:style-name="T61">We need AI guardians, humans cannot ensure AI's are working correctly. Researchers can address concerns from the public by using these guardians. </text:span><text:a xlink:type="simple" xlink:href="http://poseidon01.ssrn.com/delivery.php?ID=581084069120106098029089108016020076054014001051010007006068069074005107117021108088024033002115006099007022110092113117024100048006086079029002094126094113086027048066043064080064083068064066099064096074064002031119000078110088000070107020074101111&amp;EXT=pdf"><text:span text:style-name="T61">http://poseidon01.ssrn.com/delivery.php?ID=581084069120106098029089108016020076054014001051010007006068069074005107117021108088024033002115006099007022110092113117024100048006086079029002094126094113086027048066043064080064083068064066099064096074064002031119000078110088000070107020074101111&amp;EXT=pdf</text:span></text:a></text:p>
      <text:p text:style-name="P16"/>
      <text:p text:style-name="P2"><text:span text:style-name="T65">Similarly </text:span><text:span text:style-name="T63">AI equipped autonomous operating systems are becoming highly opaque, black boxes to human beings.They add “…the algorithms and datasets behind them, will become black boxes that offer us no accountability, traceability, or confidence.”14 </text:span><text:a xlink:type="simple" xlink:href="http://poseidon01.ssrn.com/delivery.php?ID=581084069120106098029089108016020076054014001051010007006068069074005107117021108088024033002115006099007022110092113117024100048006086079029002094126094113086027048066043064080064083068064066099064096074064002031119000078110088000070107020074101111&amp;EXT=pdf"><text:span text:style-name="T65">http://poseidon01.ssrn.com/delivery.php?ID=581084069120106098029089108016020076054014001051010007006068069074005107117021108088024033002115006099007022110092113117024100048006086079029002094126094113086027048066043064080064083068064066099064096074064002031119000078110088000070107020074101111&amp;EXT=pdf</text:span></text:a></text:p>
      <text:p text:style-name="P18"/>
      <text:p text:style-name="P19">AI can learn, meaning that the requirements that are initially met when it is released may not be met <text:soft-page-break/>after it learns that people actually drive above the speed limit, and matches that, despite being illegal. <text:span text:style-name="T55">Need AI GUARDIANS</text:span></text:p>
      <text:p text:style-name="P19"/>
      <text:p text:style-name="P20">use example, say women find that they are given lower salaries by the HR AI, or some similar scenario, <text:s/>they should be recompensed, that's gender profiling, but it matters if it was deliberate or not. Need a way to figure out why it happened. <text:span text:style-name="T56">Did the AI learn to do that? Was it explicitly instructed to do that? Should procedures have been in placed to prevent it from learning to do that? Researchers need to write AI apps to watch AI apps.</text:span></text:p>
      <text:p text:style-name="P20"/>
      <text:p text:style-name="P21">Break AI into 2 types: </text:p>
      <text:p text:style-name="P21"/>
      <text:p text:style-name="P21">1. Operational AI for smart instruments, the things we see today</text:p>
      <text:p text:style-name="P21">2. Oversight AI, the guardians</text:p>
      <text:p text:style-name="P21"/>
      <text:p text:style-name="P6">How the public should act and <text:span text:style-name="T1">react to AI research:</text:span></text:p>
      <text:p text:style-name="P6"/>
      <text:p text:style-name="P17">They should continue pressing researchers and developers to make accountable AI. Demand that they consider the ethical issues. Don't overreact, AI is making small steps, but it is something we should use carefully, not fearfully.</text:p>
      <text:p text:style-name="P17"/>
      <text:p text:style-name="P22"><text:span text:style-name="T98"><text:tab/>Many people have issues with the increasing role that AI has in their lives. The British Science Association found that 60% of the public are concerned about AI taking away jobs and even more drastically 36% feared that AI could even go on to destroy the human race (Conn, 2016). In addition to focusing on improving the field of AI through technological breakthroughs and innovations, AI researchers must also consider the legal, economical, and moral implications that their work has on society. One of the largest legal problems that AI researchers and developers already face today is the issue of gender and race based discrimination by AI systems. Google has faced backlash from members of the public after its object classifier in its photos application grouped images of African Americans with images of gorillas and in 2015, it was further criticized by researchers at Carnegie Mellon for advertising lower paid jobs to women than men in the same industry (Crawford, 2016). Artificially intelligent systems are designed with a certain level of autonomy to perform a specific task and developers cannot always predict or detect the negative conclusions that a system may derive. Even after finding a problem, researchers often struggle to determine what went wrong, since tracing the choices made by an AI program is a complex process that can develop over the analysis of millions of data points. A recommendation that has been made by researchers before and that is reasserted here is </text:span><text:soft-page-break/><text:span text:style-name="T98">the need for a separate class of AI programs dedicated to monitoring other AI programs, in order to ensure that they are operating as intended (Etzioni, 2016). In the case of Google's system that showed women ads for lower paying jobs, a supervisor AI would be responsible for analyzing the ads shown by Google's AI and determining whether a pattern of advertisements is discriminating against a particular group. In the same way that programmers today write tests to ensure the correctness of their applications, researchers need to provide similar oversight for their intelligent systems and it follows that it will require them to use intelligent tests.</text:span></text:p>
      <text:p text:style-name="P23"/>
      <text:p text:style-name="P23"><text:span text:style-name="T57"><text:tab/>Extreme cases of this lack of oversight are frequently depicted in the media through movies and fictional scenarios where runaway AI results in the decimation and annihilation of the humans that create it. Current technology is not sophisticated enough to produce machines capable of human-level intelligence, however, as we continue to benefit from advancements in AI many science and business leaders stress that developers must take steps to prevent the public's vision of an intelligent machine uprising from becoming a reality. While these machines are likely not programmed to harm humans, their relentless pursuit of their goals may come at the cost of public welfare. A machine tasked with fixing global warming could destroy polluting cities in order to fulfill its programming. It is recommended that researchers investigate ways to prevent these scenarios by not only building machines that efficiently accomplish their assigned tasks, but also are aware of the ethics that guide human society. Well-known AI computer scientist Stuart Russell suggests that AI needs to be “provably aligned with human values” (Wolchover, 2015</text:span><text:span text:style-name="T58">)</text:span><text:span text:style-name="T57">. Human values and laws are often flawed and are quick to change, but Russell argues that researchers can use the massive amounts of information available on human interactions to teach intelligent machines how to behave based on their observations of human actions and their positive or negative effects.</text:span></text:p>
      <text:p text:style-name="P3"><text:span text:style-name="T63"><text:tab/></text:span><text:span text:style-name="T64">The public does not need to fear an AI uprising anytime soon. Different researchers have estimated machines capable of human level of intelligence to be designed between 2040-2050 </text:span><text:soft-page-break/><text:span text:style-name="T64">(Muehlhauser, 2013). While people do not need to fear AI, it is important that the public remains informed on the development of AI and pressures researchers to carefully consider the effect that their work has on society. This is already being done by organizations like the Future of Life Institute, which has written an online letter petitioning the AI research community to </text:span><text:span text:style-name="T87">“</text:span><text:span text:style-name="T7">focus research not only on making AI more capable, but also on maximizing the societal benefit of AI” </text:span><text:span text:style-name="T14">(Future of Life, n.d.</text:span><text:span text:style-name="T8">). </text:span><text:span text:style-name="T9">The public should continue to consider the effect developments in AI research will have on the job market. The 2016 World Economic Forum has predicted that there will be a net loss of nearly “15.1 million jobs in leading countries” <text:s/>as a result of market changes that include the use of AI systems </text:span><text:span text:style-name="T14">(Priggs, 2016)</text:span><text:span text:style-name="T9">. It is recommended that the public </text:span><text:span text:style-name="T12">remains informed of</text:span><text:span text:style-name="T9"> </text:span><text:span text:style-name="T12">the</text:span><text:span text:style-name="T9"> effect AI will have on the global job market and that they press lawmakers and economic groups to balance the benefit of </text:span><text:span text:style-name="T12">job automation</text:span><text:span text:style-name="T9"> </text:span><text:span text:style-name="T12">with </text:span><text:span text:style-name="T9">the </text:span><text:span text:style-name="T11">importance of managing public unemployment and job security</text:span><text:span text:style-name="T10">. </text:span><text:span text:style-name="T12">It is likely that professions requiring high “sensorimotor work”, such as dentists, carpenters, and electricians will not easily be replaced by machines, and creative and interpersonal jobs are also difficult for machines to replace (</text:span><text:span text:style-name="T15">Heath, n.d.</text:span><text:span text:style-name="T12">). If people believe that their job might be vulnerable to machine automation, it is recommended that they consider job retraining in positions that are less likely to be effected. There is also the opportunity for people to take up managerial roles that will emerge to provide oversight on the automated processes </text:span><text:span text:style-name="T13">that machines will perform.</text:span></text:p>
      <text:p text:style-name="P24"/>
      <text:p text:style-name="P25"><text:span text:style-name="T36">R</text:span><text:span text:style-name="T34">eferences:</text:span></text:p>
      <text:p text:style-name="P4"><text:span text:style-name="T63">Conn, A. (March 22, 2016). AlphaGo and AI Fears. </text:span><text:span text:style-name="T67">Future of Life</text:span><text:span text:style-name="T63">. Retrieved from <text:tab/></text:span><text:a xlink:type="simple" xlink:href="http://futureoflife.org/2016/03/22/alphago-and-ai-fears"><text:span text:style-name="T63">http://futureoflife.org/2016/03/22/alphago-and-ai-fears</text:span></text:a></text:p>
      <text:p text:style-name="P4"><text:span text:style-name="T63">Crawford, K. (June 25, 2016). Artificial Intelligence's White Guy Problem. </text:span><text:span text:style-name="T68">The New York Times.</text:span><text:span text:style-name="T66"> <text:tab/></text:span><text:span text:style-name="T63">Retrieved from </text:span><text:a xlink:type="simple" xlink:href="http://www.nytimes.com/2016/06/26/opinion/sunday/artificial-intelligences-"><text:span text:style-name="T63">http://www.nytimes.com/2016/06/26/opinion/sunday/artificial-intelligences-</text:span></text:a><text:a xlink:type="simple" xlink:href="http://www.nytimes.com/2016/06/26/opinion/sunday/artificial-intelligences-white-guy-"><text:span text:style-name="T63"><text:tab/>white-guy-</text:span></text:a><text:span text:style-name="T63">problem.html?_r=3</text:span></text:p>
      <text:p text:style-name="P4"><text:span text:style-name="T63">Etzioni, A, &amp; Etzioni Oren. (February 2, 2016). Keeping AI Legal. </text:span><text:span text:style-name="T67">Vanderbilt Journal of Entertainment <text:s/></text:span><text:soft-page-break/><text:span text:style-name="T67"><text:tab/>&amp; Technology Law. </text:span><text:span text:style-name="T69">Retrieved from </text:span><text:a xlink:type="simple" xlink:href="http://papers.ssrn.com/sol3/papers.cfm"><text:span text:style-name="T69">http://papers.ssrn.com/sol3/papers.cfm</text:span></text:a><text:span text:style-name="T69">?<text:tab/>abstract_id=2726612</text:span></text:p>
      <text:p text:style-name="P4"><text:span text:style-name="T63">Wolchover, N. (April 21, 2015). Concerns of an Artificial Intelligence Pioneer. </text:span><text:span text:style-name="T68">Quanta Magazine</text:span><text:span text:style-name="T66">. <text:tab/></text:span><text:span text:style-name="T63">Retrieved from </text:span><text:a xlink:type="simple" xlink:href="https://www.quantamagazine.org/20150421-concerns-of-an-artificial-"><text:span text:style-name="T63">https://www.quantamagazine.org/20150421-concerns-of-an-artificial-</text:span></text:a><text:span text:style-name="T63"><text:tab/>intelligence-pioneer</text:span></text:p>
      <text:p text:style-name="P26">Muehlhauser, L. (May 15, 2013). When Will AI Be Created?. <text:span text:style-name="T92">Machine Intelligence Research Institute. <text:tab/></text:span><text:span text:style-name="T95">Retrieved from https://intelligence.org/2013/05/15/when-will-ai-be-created/</text:span></text:p>
      <text:p text:style-name="P5"><text:span text:style-name="T63">Future of Life. (n.d.). Research Priorities for Robust and Beneficial Artificial Intelligence. Retrived <text:tab/>from </text:span><text:a xlink:type="simple" xlink:href="http://futureoflife.org/ai-open-letter/"><text:span text:style-name="T63">http://futureoflife.org/ai-open-letter/</text:span></text:a></text:p>
      <text:p text:style-name="P27">Priggs, M. (January 18, 2016). <text:span text:style-name="T97">Robots and artificial intelligence will kill off five million jobs by 2020 – <text:tab/>and women will be worst hit. </text:span><text:span text:style-name="T94">MailOnline</text:span><text:span text:style-name="T97">.</text:span> <text:span text:style-name="T97">Retrieved from <text:tab/></text:span><text:a xlink:type="simple" xlink:href="http://www.dailymail.co.uk/sciencetech/article-3404547/Robots-new-working-ways-cost-5-"><text:span text:style-name="T97">http://www.dailymail.co.uk/sciencetech/article-3404547/Robots-new-working-ways-cost-5-</text:span></text:a><text:span text:style-name="T97"><text:tab/>mln-jobs-2020-Davos-study-says.html</text:span></text:p>
      <text:p text:style-name="P28">Heath, Nick. (n.d.). Why AI could destroy more jobs than it creates, and how to save them. <text:tab/><text:span text:style-name="T92">TechRepublic. </text:span>Retrieved from <text:a xlink:type="simple" xlink:href="http://www.techrepublic.com/article/ai-is-destroying-more-jobs-than-it-creates-what-it-">http://www.techrepublic.com/article/ai-is-destroying-more-jobs-<text:tab/>than-it-creates-what-it-</text:a>means-and-how-we-can-stop-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Open Sans" svg:font-family="'Open Sans',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0:30:01.233989703</meta:creation-date>
    <meta:generator>LibreOffice/4.2.8.2$Linux_X86_64 LibreOffice_project/420m0$Build-2</meta:generator>
    <dc:date>2016-06-29T19:13:40.148628503</dc:date>
    <meta:editing-duration>PT22H58M31S</meta:editing-duration>
    <meta:editing-cycles>31</meta:editing-cycles>
    <meta:document-statistic meta:table-count="0" meta:image-count="0" meta:object-count="0" meta:page-count="5" meta:paragraph-count="30" meta:word-count="1514" meta:character-count="10788" meta:non-whitespace-character-count="9287"/>
  </office:meta>
</office:document-meta>
</file>